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bdff" officeooo:paragraph-rsid="0017bdff" style:font-weight-asian="bold" style:font-weight-complex="bold"/>
    </style:style>
    <style:style style:name="P2" style:family="paragraph" style:parent-style-name="Standard">
      <style:text-properties fo:font-weight="bold" officeooo:rsid="001cb5fd" officeooo:paragraph-rsid="001cb5fd" style:font-weight-asian="bold" style:font-weight-complex="bold"/>
    </style:style>
    <style:style style:name="P3" style:family="paragraph" style:parent-style-name="Standard" style:list-style-name="L3">
      <style:text-properties fo:font-weight="bold" officeooo:rsid="001cb5fd" officeooo:paragraph-rsid="001cb5fd" style:font-weight-asian="bold" style:font-weight-complex="bold"/>
    </style:style>
    <style:style style:name="P4" style:family="paragraph" style:parent-style-name="Standard">
      <style:text-properties fo:font-weight="bold" officeooo:rsid="00215aa5" officeooo:paragraph-rsid="00215aa5" style:font-weight-asian="bold" style:font-weight-complex="bold"/>
    </style:style>
    <style:style style:name="P5" style:family="paragraph" style:parent-style-name="Standard" style:list-style-name="L2">
      <style:text-properties fo:font-weight="normal" officeooo:rsid="0017bdff" officeooo:paragraph-rsid="0017bdff" style:font-weight-asian="normal" style:font-weight-complex="normal"/>
    </style:style>
    <style:style style:name="T1" style:family="text">
      <style:text-properties officeooo:rsid="001a3767"/>
    </style:style>
    <style:style style:name="T2" style:family="text">
      <style:text-properties officeooo:rsid="001ca2e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27a6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:</text:p>
      <text:p text:style-name="P4">(SOURCE: <text:span text:style-name="T4">GNU </text:span>Bash Reference Manual)</text:p>
      <text:p text:style-name="P1"/>
      <text:p text:style-name="P1">BASH:-</text:p>
      <text:p text:style-name="P1"/>
      <text:list xml:id="list4221114747" text:style-name="L2">
        <text:list-item>
          <text:p text:style-name="P5">Bash is the shell, or command language interpreter, for the gnu operating system. The</text:p>
          <text:p text:style-name="P5">name is an acronym for the ‘Bourne-Again SHell’, a pun on Stephen Bourne, the author</text:p>
          <text:p text:style-name="P5">of the direct ancestor of the current Unix shell sh, which appeared in the Seventh Edition</text:p>
          <text:p text:style-name="P5">Bell Labs Research version of Unix.</text:p>
          <text:p text:style-name="P5"/>
        </text:list-item>
        <text:list-item>
          <text:p text:style-name="P5">It is intended to be a conformant implementation of the <text:span text:style-name="T1">IEEE</text:span></text:p>
          <text:p text:style-name="P5">posix Shell and Tools portion of the ieee posix specification (<text:span text:style-name="T1">IEEE</text:span> Standard 1003.1). It</text:p>
          <text:p text:style-name="P5">offers functional improvements over sh for both interactive and programming use. While the <text:span text:style-name="T2">GNU</text:span> operating system provides other shells, including a version of csh, Bash</text:p>
          <text:p text:style-name="P5">is the default shell. Like other gnu software, Bash is quite portable. It currently runs on</text:p>
          <text:p text:style-name="P5">nearly every version of Unix and a few other operating systems.</text:p>
          <text:p text:style-name="P5"/>
        </text:list-item>
      </text:list>
      <text:p text:style-name="P2">SHELL:-</text:p>
      <text:p text:style-name="P2"/>
      <text:list xml:id="list3259361408" text:style-name="L3">
        <text:list-item>
          <text:p text:style-name="P3"><text:span text:style-name="T3">At its base, a shell is simply a macro processor that executes commands. The term macro</text:span></text:p>
          <text:p text:style-name="P3"><text:span text:style-name="T3">processor means functionality where text and symbols are expanded to create larger expres-</text:span></text:p>
          <text:p text:style-name="P3"><text:span text:style-name="T3">sions. A Unix shell is both a command interpreter and a programming language. As a com-</text:span></text:p>
          <text:p text:style-name="P3"><text:span text:style-name="T3">mand interpreter, the shell provides the user interface to the rich set of gnu utilities. The</text:span></text:p>
          <text:p text:style-name="P3"><text:span text:style-name="T3">programming language features allow these utilities to be combined. Files containing com-</text:span></text:p>
          <text:p text:style-name="P3"><text:span text:style-name="T3">mands can be created, and become commands themselves. These new commands have the</text:span></text:p>
          <text:p text:style-name="P3"><text:span text:style-name="T3">same status as system commands in directories such as /bin, allowing users or groups to</text:span></text:p>
          <text:p text:style-name="P3"><text:span text:style-name="T3">establish custom environments to automate their common tasks.</text:span></text:p>
          <text:p text:style-name="P3"><text:span text:style-name="T3"/></text:p>
        </text:list-item>
        <text:list-item>
          <text:p text:style-name="P3"><text:span text:style-name="T3">Shells may be used interactively or non-interactively. In interactive mode, they accept</text:span></text:p>
          <text:p text:style-name="P3"><text:span text:style-name="T3">input typed from the keyboard. When executing non-interactively, shells execute commands</text:span></text:p>
          <text:p text:style-name="P3"><text:span text:style-name="T3">read from a file. A shell allows execution of gnu commands, both synchronously and asynchronously.</text:span></text:p>
          <text:p text:style-name="P3"><text:span text:style-name="T3">The shell waits for synchronous commands to complete before accepting more input; asyn-</text:span></text:p>
          <text:p text:style-name="P3"><text:span text:style-name="T3">chronous commands continue to execute in parallel with the shell while it reads and executes additional commands.</text:span></text:p>
          <text:p text:style-name="P3"><text:span text:style-name="T3"/></text:p>
          <text:p text:style-name="P3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20:48:53.371350923</meta:creation-date>
    <meta:generator>LibreOffice/7.3.4.1$Linux_X86_64 LibreOffice_project/30$Build-1</meta:generator>
    <dc:date>2022-06-02T21:01:01.410516388</dc:date>
    <meta:editing-duration>PT12M1S</meta:editing-duration>
    <meta:editing-cycles>13</meta:editing-cycles>
    <meta:document-statistic meta:table-count="0" meta:image-count="0" meta:object-count="0" meta:page-count="1" meta:paragraph-count="31" meta:word-count="340" meta:character-count="1999" meta:non-whitespace-character-count="1712"/>
  </office:meta>
</office:document-meta>
</file>